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1.6201in"/>
    </style:style>
    <style:style style:name="co6" style:family="table-column">
      <style:table-column-properties fo:break-before="auto" style:column-width="2.3228in"/>
    </style:style>
    <style:style style:name="co7" style:family="table-column">
      <style:table-column-properties fo:break-before="auto" style:column-width="1.5602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CF</text:p>
          </table:table-cell>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F SF ZF AF C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W,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OF CF SF ZF PF</text:p>
          </table:table-cell>
          <table:table-cell table:style-name="ce5" office:value-type="string">
            <text:p>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Ruw, R</text:p>
          </table:table-cell>
          <table:table-cell table:style-name="ce5"/>
          <table:table-cell table:style-name="ce5" office:value-type="string">
            <text:p>ZF</text:p>
          </table:table-cell>
          <table:table-cell table:style-name="ce5" office:value-type="string">
            <text:p>CF 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F</text:p>
          </table:table-cell>
          <table:table-cell table:style-name="ce5" office:value-type="string">
            <text:p>OF S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VM IOPL VIP</text:p>
          </table:table-cell>
          <table:table-cell table:style-name="ce5" office:value-type="string">
            <text:p>if 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style-name="ce16" office:value-type="string">
            <text:p>CF</text:p>
          </table:table-cell>
          <table:table-cell table:style-name="ce5" office:value-type="string">
            <text:p>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17"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17"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CF 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ZF SF 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CF IF SF ZF AF 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DF ESI rsi ES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DF ESI rsi ES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DF ESI rsi ES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DF ESI rsi ESI rdi</text:p>
          </table:table-cell>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DF ESI rsi ES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DF ESI rsi ES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DF ESI rsi ESI rdi</text:p>
          </table:table-cell>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DF ESI rsi ESI rdi</text:p>
          </table:table-cell>
          <table:table-cell table:style-name="ce5" office:value-type="string">
            <text:p>CF IF SF ZF AF 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ZF CF PF AF SF 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ZF CF PF AF SF 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ZF CF PF AF SF 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ZF CF PF AF SF 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ZF CF PF AF SF 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CF IF SF ZF AF 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table:style-name="ce10" office:value-type="string">
            <text:p>OF SF ZF AF 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table:style-name="ce5" office:value-type="string">
            <text:p>CF OF SF Z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table:style-name="ce5" office:value-type="string">
            <text:p>CF OF SF ZF AF 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table:style-name="ce5" office:value-type="string">
            <text:p>CF OF SF Z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table:style-name="ce5" office:value-type="string">
            <text:p>CF OF SF ZF AF 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table:style-name="ce5" office:value-type="string">
            <text:p>CF OF SF ZF AF 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PE UE OE ZE DE IE ES SF B</text:p>
          </table:table-cell>
          <table:table-cell table:style-name="ce5" office:value-type="string">
            <text:p>C0 C1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PE UE OE ZE DE IE ES SF B</text:p>
          </table:table-cell>
          <table:table-cell table:style-name="ce5" office:value-type="string">
            <text:p>C0 C1 C2 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C</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C 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P</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C</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C Z</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P</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5" office:value-type="string">
            <text:p>Z P C 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5" office:value-type="string">
            <text:p>Z P C 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5" office:value-type="string">
            <text:p>Z P C 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5" office:value-type="string">
            <text:p>Z P C 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c1 C2</text:p>
          </table:table-cell>
          <table:table-cell table:style-name="ce5" office:value-type="string">
            <text:p>c1 C0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TOP</text:p>
          </table:table-cell>
          <table:table-cell table:style-name="ce5" office:value-type="string">
            <text:p>TOP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TOP</text:p>
          </table:table-cell>
          <table:table-cell table:style-name="ce5" office:value-type="string">
            <text:p>TOP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TATUS</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TATUS</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style-name="ce5"/>
          <table:table-cell table:style-name="ce5" office:value-type="string">
            <text:p>STATUS</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C0 C1 C2 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C0 C1 C2 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style-name="ce5"/>
          <table:table-cell table:style-name="ce5" office:value-type="string">
            <text:p>ST(*) STATUS</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number-columns-repeated="2" table:style-name="ce5" office:value-type="string">
            <text:p>ST(*) STATUS</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number-columns-repeated="2" table:style-name="ce5" office:value-type="string">
            <text:p>ST(*) STATUS</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C1 C2</text:p>
          </table:table-cell>
          <table:table-cell table:style-name="ce5" office:value-type="string">
            <text:p>C0 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ATUS</text:p>
          </table:table-cell>
          <table:table-cell table:style-name="ce5" office:value-type="string">
            <text:p>C0 C1 C2 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C0 C1 C2 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number-columns-repeated="3" table:style-name="ce5" office:value-type="string">
            <text:p>???</text:p>
          </table:table-cell>
          <table:table-cell table:style-name="ce5" table:number-columns-repeated="2"/>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number-columns-repeated="3" table:style-name="ce5" office:value-type="string">
            <text:p>???</text:p>
          </table:table-cell>
          <table:table-cell table:style-name="ce5" table:number-columns-repeated="2"/>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number-columns-repeated="3" table:style-name="ce5" office:value-type="string">
            <text:p>???</text:p>
          </table:table-cell>
          <table:table-cell table:style-name="ce5" table:number-columns-repeated="2"/>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number-columns-repeated="3" table:style-name="ce5" office:value-type="string">
            <text:p>???</text:p>
          </table:table-cell>
          <table:table-cell table:style-name="ce5" table:number-columns-repeated="2"/>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C1</text:p>
          </table:table-cell>
          <table:table-cell table:style-name="ce5" office:value-type="string">
            <text:p>C0 C2 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C O S Z A P</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C O S Z A P</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C O S Z A P</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C O S Z A P</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C O S Z A P</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C O</text:p>
          </table:table-cell>
          <table:table-cell office:value-type="string">
            <text:p>S Z A P</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C O</text:p>
          </table:table-cell>
          <table:table-cell office:value-type="string">
            <text:p>S Z A P</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C O</text:p>
          </table:table-cell>
          <table:table-cell office:value-type="string">
            <text:p>S Z A P</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table:number-columns-repeated="5"/>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table:number-columns-repeated="5"/>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table:number-columns-repeated="5"/>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O S Z A P</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O S Z A P</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O S Z A P</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O S Z A P</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O S Z A P</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O</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P</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S</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O</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P</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P</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P</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S</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C Z</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C</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S O</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Z S O</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O</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P</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S</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O</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P</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P</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S</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Z</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S Z P A C</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number-columns-repeated="3" office:value-type="string">
            <text:p>???</text:p>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O C</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O C</text:p>
          </table:table-cell>
          <table:table-cell office:value-type="string">
            <text:p>S Z A P</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O C</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O C</text:p>
          </table:table-cell>
          <table:table-cell office:value-type="string">
            <text:p>S Z A P</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O C</text:p>
          </table:table-cell>
          <table:table-cell office:value-type="string">
            <text:p>S Z A P</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C O S Z A P</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C O S Z A P</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C O S Z A P</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C O S Z A P</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C O S Z A P</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O C S Z P</text:p>
          </table:table-cell>
          <table:table-cell office:value-type="string">
            <text:p>A</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table:number-columns-repeated="5"/>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table:number-columns-repeated="5"/>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table:number-columns-repeated="5"/>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table:number-columns-repeated="5"/>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table:number-columns-repeated="5"/>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table:number-columns-repeated="5"/>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I, I</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C Z S O A P</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C Z S O A P</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C Z S O A P</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C Z S O A P</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C Z S O A P</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C Z S O A P</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C Z S O A P</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C Z S O A P</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O S Z A C P</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O S Z A C P</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O S Z A C P</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4">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4">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4">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5">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5">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5">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5">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5">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5">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5">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5">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5">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5">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5">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5">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5">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5">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5">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5">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5">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5">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5">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5">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C O</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C o</text:p>
          </table:table-cell>
          <table:table-cell table:style-name="ce5" office:value-type="string">
            <text:p>o</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11"/>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table:style-name="ce5" office:value-type="string">
            <text:p>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A c</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c</text:p>
          </table:table-cell>
          <table:table-cell table:style-name="ce5" office:value-type="string">
            <text:p>o S Z P</text:p>
          </table:table-cell>
          <table:table-cell table:style-name="ce5" office:value-type="string">
            <text:p>o c 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P C</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C 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Z S 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O</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P</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S</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Z</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c s z p</text:p>
          </table:table-cell>
          <table:table-cell table:style-name="ce5" office:value-type="string">
            <text:p>o s z a c 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C</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D</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Z</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Z</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C0 C1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C0 C1 C2 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O S Z A C P</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number-columns-repeated="3" table:style-name="ce5" office:value-type="string">
            <text:p>???</text:p>
          </table:table-cell>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O S Z C P</text:p>
          </table:table-cell>
          <table:table-cell table:style-name="ce5" office:value-type="string">
            <text:p>A</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30T13:23:14</dc:date>
    <meta:editing-duration>P2DT21H35M44S</meta:editing-duration>
    <meta:editing-cycles>281</meta:editing-cycles>
    <meta:generator>LibreOffice/3.5$Linux_X86_64 LibreOffice_project/350m1$Build-2</meta:generator>
    <meta:document-statistic meta:table-count="1" meta:cell-count="17992" meta:object-count="0"/>
  </office:meta>
</office:document-meta>
</file>